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2pt" fo:font-weight="bold" officeooo:paragraph-rsid="0018a289" style:font-size-asian="12pt" style:font-weight-asian="bold" style:font-size-complex="12pt" style:font-weight-complex="bold"/>
    </style:style>
    <style:style style:name="P2" style:family="paragraph" style:parent-style-name="Standard">
      <style:paragraph-properties fo:margin-top="0in" fo:margin-bottom="0.139in" style:contextual-spacing="false" fo:line-height="115%" fo:text-align="center" style:justify-single-word="false"/>
      <style:text-properties style:font-name="Times New Roman" fo:font-size="14pt" officeooo:paragraph-rsid="0018a289" style:letter-kerning="false" style:font-name-asian="Calibri" style:font-size-asian="14pt" style:font-name-complex="Times New Roman1" style:font-size-complex="14pt" style:font-weight-complex="bold"/>
    </style:style>
    <style:style style:name="P3" style:family="paragraph" style:parent-style-name="Heading_20_1">
      <style:paragraph-properties fo:margin-top="0in" fo:margin-bottom="0in" style:contextual-spacing="false" fo:break-before="page"/>
      <style:text-properties officeooo:paragraph-rsid="0019891f"/>
    </style:style>
    <style:style style:name="P4" style:family="paragraph" style:parent-style-name="Heading_20_1">
      <style:paragraph-properties fo:margin-top="0in" fo:margin-bottom="0in" style:contextual-spacing="false"/>
      <style:text-properties officeooo:paragraph-rsid="001ed667"/>
    </style:style>
    <style:style style:name="P5" style:family="paragraph" style:parent-style-name="Heading_20_2">
      <style:text-properties officeooo:paragraph-rsid="0019891f"/>
    </style:style>
    <style:style style:name="P6" style:family="paragraph" style:parent-style-name="Heading_20_2">
      <style:text-properties officeooo:paragraph-rsid="001ed667"/>
    </style:style>
    <style:style style:name="P7" style:family="paragraph" style:parent-style-name="List_20_Paragraph" style:list-style-name="WWNum11">
      <style:paragraph-properties fo:text-align="justify" style:justify-single-word="false"/>
      <style:text-properties officeooo:rsid="001a505f" officeooo:paragraph-rsid="001a505f"/>
    </style:style>
    <style:style style:name="P8" style:family="paragraph" style:parent-style-name="List_20_Paragraph">
      <style:paragraph-properties fo:text-align="justify" style:justify-single-word="false"/>
      <style:text-properties officeooo:rsid="001a505f" officeooo:paragraph-rsid="001dec04"/>
    </style:style>
    <style:style style:name="P9" style:family="paragraph" style:parent-style-name="List_20_Paragraph">
      <style:paragraph-properties fo:text-align="justify" style:justify-single-word="false"/>
      <style:text-properties officeooo:paragraph-rsid="001dec04"/>
    </style:style>
    <style:style style:name="P10" style:family="paragraph" style:parent-style-name="Standard">
      <style:paragraph-properties fo:margin-top="0in" fo:margin-bottom="0.139in" style:contextual-spacing="false" fo:line-height="115%" fo:text-align="center" style:justify-single-word="false"/>
      <style:text-properties officeooo:paragraph-rsid="0018a289"/>
    </style:style>
    <style:style style:name="P11" style:family="paragraph" style:parent-style-name="Standard">
      <style:paragraph-properties fo:line-height="115%" fo:text-align="center" style:justify-single-word="false"/>
      <style:text-properties officeooo:paragraph-rsid="0018a289"/>
    </style:style>
    <style:style style:name="P12" style:family="paragraph" style:parent-style-name="Standard">
      <style:paragraph-properties fo:line-height="115%" fo:text-align="end" style:justify-single-word="false"/>
      <style:text-properties officeooo:paragraph-rsid="0018a289"/>
    </style:style>
    <style:style style:name="P13" style:family="paragraph" style:parent-style-name="Standard">
      <style:paragraph-properties fo:margin-top="0in" fo:margin-bottom="0.139in" style:contextual-spacing="false" fo:line-height="115%" fo:text-align="center" style:justify-single-word="false"/>
      <style:text-properties style:font-name="Times New Roman" fo:font-size="14pt" officeooo:paragraph-rsid="0018a289" style:letter-kerning="false" style:font-name-asian="Calibri" style:font-size-asian="14pt" style:font-name-complex="Times New Roman1" style:font-size-complex="14pt"/>
    </style:style>
    <style:style style:name="P14" style:family="paragraph" style:parent-style-name="Standard">
      <style:paragraph-properties fo:line-height="115%" fo:text-align="center" style:justify-single-word="false"/>
      <style:text-properties style:font-name="Times New Roman" fo:font-size="14pt" officeooo:paragraph-rsid="0018a289" style:letter-kerning="false" style:font-name-asian="Calibri" style:font-size-asian="14pt" style:font-name-complex="Times New Roman1" style:font-size-complex="14pt"/>
    </style:style>
    <style:style style:name="P15" style:family="paragraph" style:parent-style-name="Standard">
      <style:paragraph-properties fo:line-height="115%" fo:text-align="end" style:justify-single-word="false"/>
      <style:text-properties style:font-name="Times New Roman" fo:font-size="14pt" officeooo:paragraph-rsid="0018a289" style:letter-kerning="false" style:font-name-asian="Calibri" style:font-size-asian="14pt" style:font-name-complex="Times New Roman1" style:font-size-complex="14pt"/>
    </style:style>
    <style:style style:name="P16" style:family="paragraph" style:parent-style-name="Standard">
      <style:paragraph-properties fo:margin-top="0in" fo:margin-bottom="0.139in" style:contextual-spacing="false" fo:line-height="115%"/>
      <style:text-properties style:font-name="Times New Roman" fo:font-size="14pt" fo:font-weight="bold" officeooo:paragraph-rsid="0018a289" style:letter-kerning="false" style:font-name-asian="Calibri" style:font-size-asian="14pt" style:font-weight-asian="bold" style:font-name-complex="Times New Roman1" style:font-size-complex="14pt"/>
    </style:style>
    <style:style style:name="P17" style:family="paragraph" style:parent-style-name="Standard">
      <style:paragraph-properties fo:line-height="106%" fo:text-align="center" style:justify-single-word="false"/>
      <style:text-properties officeooo:paragraph-rsid="0018a289"/>
    </style:style>
    <style:style style:name="P18" style:family="paragraph" style:parent-style-name="Standard">
      <loext:graphic-properties draw:fill="solid" draw:fill-color="#ffffff"/>
      <style:paragraph-properties fo:margin-top="0in" fo:margin-bottom="0in" style:contextual-spacing="false" fo:line-height="100%" fo:text-indent="0.4925in" style:auto-text-indent="false" fo:background-color="#ffffff"/>
      <style:text-properties officeooo:paragraph-rsid="0019891f"/>
    </style:style>
    <style:style style:name="P19" style:family="paragraph" style:parent-style-name="Standard">
      <style:paragraph-properties fo:text-align="justify" style:justify-single-word="false" fo:text-indent="0in" style:auto-text-indent="false"/>
      <style:text-properties officeooo:paragraph-rsid="0019891f"/>
    </style:style>
    <style:style style:name="P20" style:family="paragraph" style:parent-style-name="Standard" style:list-style-name="L1">
      <style:text-properties fo:font-weight="normal" officeooo:paragraph-rsid="001ed667" style:font-weight-asian="normal" style:font-weight-complex="normal"/>
    </style:style>
    <style:style style:name="P21" style:family="paragraph" style:parent-style-name="Standard" style:list-style-name="L2">
      <style:text-properties fo:font-weight="normal" officeooo:paragraph-rsid="001ed667" style:font-weight-asian="normal" style:font-weight-complex="normal"/>
    </style:style>
    <style:style style:name="P22" style:family="paragraph" style:parent-style-name="Standard" style:list-style-name="L3">
      <style:text-properties fo:font-weight="normal" officeooo:paragraph-rsid="001ed667" style:font-weight-asian="normal" style:font-weight-complex="normal"/>
    </style:style>
    <style:style style:name="T1" style:family="text">
      <style:text-properties style:font-name="Times New Roman" fo:font-size="14pt" style:letter-kerning="false" style:font-name-asian="Calibri" style:font-size-asian="14pt" style:font-name-complex="Times New Roman1" style:font-size-complex="14pt"/>
    </style:style>
    <style:style style:name="T2" style:family="text">
      <style:text-properties style:font-name="Times New Roman" fo:font-size="14pt" officeooo:rsid="0018a289" style:letter-kerning="false" style:font-name-asian="Calibri" style:font-size-asian="14pt" style:font-name-complex="Times New Roman1" style:font-size-complex="14pt"/>
    </style:style>
    <style:style style:name="T3" style:family="text">
      <style:text-properties style:font-name="Times New Roman" fo:font-size="14pt" officeooo:rsid="0019891f" style:letter-kerning="false" style:font-name-asian="Calibri" style:font-size-asian="14pt" style:font-name-complex="Times New Roman1" style:font-size-complex="14pt"/>
    </style:style>
    <style:style style:name="T4" style:family="text">
      <style:text-properties style:font-name="Times New Roman" fo:font-size="14pt" fo:font-weight="bold" style:letter-kerning="false" style:font-name-asian="Calibri" style:font-size-asian="14pt" style:font-weight-asian="bold" style:font-name-complex="Times New Roman1"/>
    </style:style>
    <style:style style:name="T5" style:family="text">
      <style:text-properties style:font-name="Times New Roman" fo:font-size="14pt" fo:font-weight="bold" style:letter-kerning="false" style:font-name-asian="Calibri" style:font-size-asian="14pt" style:font-weight-asian="bold" style:font-name-complex="Times New Roman1" style:font-size-complex="14pt"/>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officeooo:rsid="001c4dd2" style:font-size-asian="12pt" style:font-name-complex="Times New Roman1" style:font-size-complex="12pt"/>
    </style:style>
    <style:style style:name="T8" style:family="text">
      <style:text-properties fo:color="#1a1a1a" loext:opacity="100%" style:font-name="Times New Roman" fo:font-size="12pt" style:letter-kerning="false" style:font-name-asian="Times New Roman1" style:font-size-asian="12pt" style:language-asian="ru" style:country-asian="RU" style:font-name-complex="Times New Roman1" style:font-size-complex="10.5pt"/>
    </style:style>
    <style:style style:name="T9" style:family="text">
      <style:text-properties fo:color="#1a1a1a" loext:opacity="100%" style:font-name="Times New Roman" fo:font-size="12pt" officeooo:rsid="001f090c" style:letter-kerning="false" style:font-name-asian="Times New Roman1" style:font-size-asian="12pt" style:language-asian="ru" style:country-asian="RU" style:font-name-complex="Times New Roman1" style:font-size-complex="10.5pt"/>
    </style:style>
    <style:style style:name="T10" style:family="text">
      <style:text-properties fo:color="#1a1a1a" loext:opacity="100%" style:font-name="Times New Roman" fo:font-size="12pt" style:letter-kerning="false" style:font-name-asian="Times New Roman1" style:font-size-asian="12pt" style:language-asian="ru" style:country-asian="RU" style:font-name-complex="Times New Roman1" style:font-size-complex="12pt"/>
    </style:style>
    <style:style style:name="T11" style:family="text">
      <style:text-properties fo:color="#1a1a1a" loext:opacity="100%" style:font-name="Times New Roman" fo:font-size="12pt" officeooo:rsid="001dec04" style:letter-kerning="false" style:font-name-asian="Times New Roman1" style:font-size-asian="12pt" style:language-asian="ru" style:country-asian="RU" style:font-name-complex="Times New Roman1" style:font-size-complex="12pt"/>
    </style:style>
    <style:style style:name="T12" style:family="text">
      <style:text-properties style:use-window-font-color="true" loext:opacity="0%" style:font-name="Liberation Serif" fo:font-weight="bold" style:font-name-asian="NSimSun" style:language-asian="zh" style:country-asian="CN" style:font-weight-asian="bold" style:font-name-complex="Arial" style:language-complex="hi" style:country-complex="IN" style:font-weight-complex="bold"/>
    </style:style>
    <style:style style:name="T13" style:family="text">
      <style:text-properties style:use-window-font-color="true" loext:opacity="0%" style:font-name="Times New Roman" fo:font-weight="bold" style:font-weight-asian="bold" style:font-name-complex="Times New Roman1" style:font-weight-complex="bold"/>
    </style:style>
    <style:style style:name="T14" style:family="text">
      <style:text-properties style:use-window-font-color="true" loext:opacity="0%" style:font-name="Times New Roman" fo:font-size="14pt" fo:font-weight="bold" style:font-size-asian="14pt" style:font-weight-asian="bold" style:font-name-complex="Times New Roman1" style:font-size-complex="14pt" style:font-weight-complex="bold"/>
    </style:style>
    <style:style style:name="T15" style:family="text">
      <style:text-properties style:use-window-font-color="true" loext:opacity="0%" style:font-name="Times New Roman" fo:font-size="14pt" fo:font-weight="bold" officeooo:rsid="0019891f" style:font-size-asian="14pt" style:font-weight-asian="bold" style:font-name-complex="Times New Roman1" style:font-size-complex="14pt" style:font-weight-complex="bold"/>
    </style:style>
    <style:style style:name="T16" style:family="text">
      <style:text-properties style:use-window-font-color="true" loext:opacity="0%" style:font-name="Times New Roman" fo:font-size="14pt" fo:font-weight="bold" officeooo:rsid="001dec04" style:letter-kerning="false" style:font-name-asian="Times New Roman1" style:font-size-asian="14pt" style:language-asian="ru" style:country-asian="RU" style:font-weight-asian="bold" style:font-name-complex="Times New Roman1" style:font-size-complex="14pt" style:font-weight-complex="bold"/>
    </style:style>
    <style:style style:name="T17" style:family="text">
      <style:text-properties style:use-window-font-color="true" loext:opacity="0%" style:font-name="Times New Roman" fo:font-size="14pt" fo:font-weight="bold" officeooo:rsid="001ed667" style:letter-kerning="false" style:font-name-asian="Times New Roman1" style:font-size-asian="14pt" style:language-asian="ru" style:country-asian="RU" style:font-weight-asian="bold" style:font-name-complex="Times New Roman1" style:font-size-complex="14pt" style:font-weight-complex="bold"/>
    </style:style>
    <style:style style:name="T18" style:family="text">
      <style:text-properties style:use-window-font-color="true" loext:opacity="0%" style:font-name="Times New Roman" fo:font-size="14pt" officeooo:rsid="001dec04" style:letter-kerning="false" style:font-name-asian="Times New Roman1" style:font-size-asian="14pt" style:language-asian="ru" style:country-asian="RU" style:font-name-complex="Times New Roman1" style:font-size-complex="14pt"/>
    </style:style>
    <style:style style:name="T19" style:family="text">
      <style:text-properties style:use-window-font-color="true" loext:opacity="0%" style:font-name="Times New Roman" fo:font-size="16pt" fo:font-weight="bold" officeooo:rsid="001ed667" style:letter-kerning="false" style:font-name-asian="Times New Roman1" style:font-size-asian="16pt" style:language-asian="ru" style:country-asian="RU" style:font-weight-asian="bold" style:font-name-complex="Times New Roman1" style:font-size-complex="16pt"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loext:marker-style-name="T1"><text:span text:style-name="T1">ФЕДЕРАЛЬНОЕ ГОСУДАРСТВЕННОЕ БЮДЖЕТНОЕ ОБРАЗОВАТЕЛЬНОЕ УЧРЕЖДЕНИЕ ВЫСШЕГО ОБРАЗОВАНИЯ "САНКТ-ПЕТЕРБУРГСКИЙ ГОСУДАРСТВЕННЫЙ УНИВЕРСИТЕТ ТЕЛЕКОММУНИКАЦИЙ ИМ. ПРОФ. М. А. БОНЧ-БРУЕВИЧА"</text:span></text:p>
      <text:p text:style-name="P13" loext:marker-style-name="T1"/>
      <text:p text:style-name="P11" loext:marker-style-name="T1"><text:span text:style-name="T1">Факультет инфокоммуникационных сетей и систем</text:span></text:p>
      <text:p text:style-name="P11" loext:marker-style-name="T1"><text:span text:style-name="T1">Кафедра программной инженерии и вычислительной техники</text:span></text:p>
      <text:p text:style-name="P14" loext:marker-style-name="T1"/>
      <text:p text:style-name="P2"/>
      <text:p text:style-name="P11" loext:marker-style-name="T5"><text:span text:style-name="T5">ОТЧЕТ ПО</text:span></text:p>
      <text:p text:style-name="P11" loext:marker-style-name="T4"><text:span text:style-name="T4">ЛАБОРАТОРНОЙ РАБОТЕ</text:span></text:p>
      <text:p text:style-name="P11" loext:marker-style-name="T5"><text:span text:style-name="T5">по дисциплине </text:span></text:p>
      <text:p text:style-name="P11" loext:marker-style-name="T5"><text:span text:style-name="T5">«Логическое и функциональное программирование»</text:span></text:p>
      <text:p text:style-name="P14" loext:marker-style-name="T1"/>
      <text:p text:style-name="P11" loext:marker-style-name="T1"><text:span text:style-name="T1">Вариант №2</text:span><text:span text:style-name="T3">7</text:span></text:p>
      <text:p text:style-name="P16" loext:marker-style-name="T5"/>
      <text:p text:style-name="P12" loext:marker-style-name="T1"><text:span text:style-name="T1"/></text:p>
      <text:p text:style-name="P12" loext:marker-style-name="T1"><text:span text:style-name="T1"/></text:p>
      <text:p text:style-name="P12" loext:marker-style-name="T1"><text:span text:style-name="T1"/></text:p>
      <text:p text:style-name="P12" loext:marker-style-name="T1"><text:span text:style-name="T1"/></text:p>
      <text:p text:style-name="P12" loext:marker-style-name="T1"><text:span text:style-name="T1"/></text:p>
      <text:p text:style-name="P12" loext:marker-style-name="T1"><text:span text:style-name="T1"/></text:p>
      <text:p text:style-name="P12" loext:marker-style-name="T1"><text:span text:style-name="T1">Выполнил:</text:span></text:p>
      <text:p text:style-name="P12" loext:marker-style-name="T1"><text:span text:style-name="T1">студент 3 курса</text:span></text:p>
      <text:p text:style-name="P12" loext:marker-style-name="T1"><text:span text:style-name="T1">группы ИКПИ-11</text:span></text:p>
      <text:p text:style-name="P12" loext:marker-style-name="T1"><text:span text:style-name="T1"><text:s/></text:span><text:span text:style-name="T2">Крылов А.В.</text:span></text:p>
      <text:p text:style-name="P15" loext:marker-style-name="T1"/>
      <text:p text:style-name="P12" loext:marker-style-name="T1"><text:span text:style-name="T1">Приняла:<text:line-break/>доцент кафедры ПИВТ</text:span></text:p>
      <text:p text:style-name="P12" loext:marker-style-name="T1"><text:span text:style-name="T1">Белая </text:span><text:span text:style-name="T2">Т.И.</text:span></text:p>
      <text:p text:style-name="P12" loext:marker-style-name="T1"><text:span text:style-name="T1"/></text:p>
      <text:p text:style-name="P16" loext:marker-style-name="T5"/>
      <text:p text:style-name="P16" loext:marker-style-name="T5"/>
      <text:p text:style-name="P17" loext:marker-style-name="T1"><text:span text:style-name="T1">Санкт-Петербург</text:span></text:p>
      <text:p text:style-name="P17" loext:marker-style-name="T1"><text:span text:style-name="T1">2024 год</text:span></text:p>
      <text:p text:style-name="P1"/>
      <text:h text:style-name="P3" text:outline-level="1" loext:marker-style-name="T12"><text:span text:style-name="T12">Цель работы:</text:span></text:h>
      <text:p text:style-name="P18" loext:marker-style-name="T10"><text:span text:style-name="T8">Построить продукционную, семантическую сеть и фреймовую модель представления знаний в предметной области </text:span><text:span text:style-name="T9">«</text:span><text:span text:style-name="T8">Моделирование бизнес-процессов </text:span><text:span text:style-name="T9">магазина программ и игр»</text:span><text:span text:style-name="T8">.</text:span></text:p>
      <text:h text:style-name="P5" text:outline-level="2" loext:marker-style-name="T14"><text:span text:style-name="T14">Обязательные действия, выполняемые </text:span><text:span text:style-name="T15">магазином программ и игр</text:span><text:span text:style-name="T14">:</text:span></text:h>
      <text:p text:style-name="P19" loext:marker-style-name="T6"><text:span text:style-name="T6"><text:tab/>Программная система автоматизирует продажу программного обеспечения для персональных компьютеров и игровых консолей, позволяя осуществлять её онлайн</text:span></text:p>
      <text:h text:style-name="P5" text:outline-level="2" loext:marker-style-name="T14"><text:span text:style-name="T14">Промежуточные действия:</text:span></text:h>
      <text:list text:style-name="WWNum11">
        <text:list-item>
          <text:p text:style-name="P7" loext:marker-style-name="T6"><text:span text:style-name="T7">Магазин поддерживает возможность регистрации пользователей</text:span></text:p>
        </text:list-item>
        <text:list-item>
          <text:p text:style-name="P7" loext:marker-style-name="T6"><text:span text:style-name="T7">Магазин поддерживает возможность получения информации о продаваемых программах</text:span></text:p>
        </text:list-item>
        <text:list-item>
          <text:p text:style-name="P7" loext:marker-style-name="T6"><text:span text:style-name="T7">Магазин поддерживает возможность поиска по продаваемым программам</text:span></text:p>
        </text:list-item>
        <text:list-item>
          <text:p text:style-name="P7" loext:marker-style-name="T6"><text:span text:style-name="T7">Магазин поддерживает возможность составления "корзины" и оформления по ней заказа</text:span></text:p>
        </text:list-item>
        <text:list-item>
          <text:p text:style-name="P7" loext:marker-style-name="T6"><text:span text:style-name="T7">Магазин поддерживает возможность онлайн-оплаты и верификации заказа</text:span></text:p>
        </text:list-item>
      </text:list>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8" loext:marker-style-name="T6"><text:span text:style-name="T11"/></text:p>
      <text:p text:style-name="P9" loext:marker-style-name="T6"><text:span text:style-name="T19"/></text:p>
      <text:h text:style-name="P4" text:outline-level="1" loext:marker-style-name="T13"><text:soft-page-break/><text:span text:style-name="T19"/></text:h>
      <text:h text:style-name="P4" text:outline-level="1" loext:marker-style-name="T13"><text:span text:style-name="T19"/></text:h>
      <text:h text:style-name="P4" text:outline-level="1" loext:marker-style-name="T13"><text:span text:style-name="T19">Продукционная модель</text:span></text:h>
      <text:h text:style-name="P6" text:outline-level="2" loext:marker-style-name="T14"><text:span text:style-name="T17">Правила</text:span><text:span text:style-name="T16">:</text:span></text:h>
      <text:list text:style-name="L1">
        <text:list-item>
          <text:p text:style-name="P20" loext:marker-style-name="T14"><text:span text:style-name="T18">Если (в серверной есть электропитание) и (сервер магазина подключен к сети электропитания) и (сервер магазина не имеет неисправностей с аппаратной частью) и (сервер магазина не имеет неисправностей с программной частью), то сервер магазина работает в штатном режиме</text:span></text:p>
        </text:list-item>
        <text:list-item>
          <text:p text:style-name="P20" loext:marker-style-name="T14"><text:span text:style-name="T18">Если не (страна пользователя находится в чёрном списке магазина) и не (магазин находится в чёрном списке сайтов в стране пользователя) то магазин доступен в стране пользователя</text:span></text:p>
        </text:list-item>
        <text:list-item>
          <text:p text:style-name="P20" loext:marker-style-name="T14"><text:span text:style-name="T18">Если (сервер магазина работает в штатном режиме) и (магазин доступен в стране пользователя) и (пользователь зашёл на сайт) то пользователь имеет ограниченный доступ к системе</text:span></text:p>
        </text:list-item>
        <text:list-item>
          <text:p text:style-name="P20" loext:marker-style-name="T14"><text:span text:style-name="T18">Если (пользователь имеет ограниченный доступ к системе) и (пользователь желает зарегестрироваться) то пользователь переходит на форму регистрации</text:span></text:p>
        </text:list-item>
        <text:list-item>
          <text:p text:style-name="P20" loext:marker-style-name="T14"><text:span text:style-name="T18">Ecли (пользователь переходит на форму регистрации) и (пользователь вводит логин-email) и (логин-email соответствует заданному шаблону) и (email не совпадает с email другого пользователя) то пользователь вводит допустимый логин-email</text:span></text:p>
        </text:list-item>
        <text:list-item>
          <text:p text:style-name="P20" loext:marker-style-name="T14"><text:span text:style-name="T18">Если (пользователь вводит допустимый логин-email) и (пользователь вводит пароль) и (пользователь вводит ФИО) и (пользователь вводит день рождения) то форма заполнена верно</text:span></text:p>
        </text:list-item>
        <text:list-item>
          <text:p text:style-name="P20" loext:marker-style-name="T14"><text:span text:style-name="T18">Если (форма заполнена верно) то пользователь получает в свой электронный почтовый ящик сообщение для подтверждения e-mail</text:span></text:p>
        </text:list-item>
        <text:list-item>
          <text:p text:style-name="P20" loext:marker-style-name="T14"><text:span text:style-name="T18">Если (пользователь получает в свой электронный почтовый ящик сообщение для подтверждения e-mail) и (пользователь нажимает на ссылку из полученного по email сообщения) то на сервере создаётся регистрационная запись о новом пользователе</text:span></text:p>
        </text:list-item>
        <text:list-item>
          <text:p text:style-name="P20" loext:marker-style-name="T14"><text:span text:style-name="T18">Если (пользователь получает в свой электронный почтовый ящик сообщение для подтверждения e-mail) и (пользователь нажимает на ссылку из полученного по email сообщения) то пользователь имеет полноценный доступ к системе</text:span></text:p>
        </text:list-item>
        <text:list-item>
          <text:p text:style-name="P20" loext:marker-style-name="T14"><text:span text:style-name="T18">Если (на сервере создаётся регистрационная запись о новом пользователе), то магазин поддерживает возможность регистрации пользователей</text:span></text:p>
        </text:list-item>
        <text:list-item>
          <text:p text:style-name="P20" loext:marker-style-name="T14"><text:span text:style-name="T18">Если (сервер магазина работает в штатном режиме) и (сервер магазина хранит уникальный каталожный номер программы) и (сервер магазина хранит название программы) и (сервер магазина хранит год издания программы) и (сервер магазина хранит название издателя программы) и (сервер магазина хранит язык программы) и (сервер магазина хранит категорию программы) и (сервер магазина хранит название автора программы) и (сервер магазина хранит список поддерживаемых ОС </text:span><text:soft-page-break/><text:span text:style-name="T18">программы) и (сервер магазина хранит зависимую от ОС и языковой версии цену программы) и (сервер магазина хранит набор изображений-"скриншотов", связанных с программой) то сервер магазина хранит информацию о программе</text:span></text:p>
        </text:list-item>
        <text:list-item>
          <text:p text:style-name="P20" loext:marker-style-name="T14"><text:span text:style-name="T18">Если ((пользователь имеет ограниченный доступ к системе) или (пользователь имеет полноценный доступ к системе)) и (сервер магазина хранит информацию о программе) и (пользователь желает получить информацию о программе) то сервер магазина предоставляет информацию о программе</text:span></text:p>
        </text:list-item>
        <text:list-item>
          <text:p text:style-name="P20" loext:marker-style-name="T14"><text:span text:style-name="T18">Если (сервер магазина предоставляет информацию о программе) то магазин поддерживает возможность получения информации о продаваемых программах</text:span></text:p>
        </text:list-item>
        <text:list-item>
          <text:p text:style-name="P20" loext:marker-style-name="T14"><text:span text:style-name="T18">Если (пользователь выбрал поиск по каталожному номеру программы) или (пользователь выбрал поиск по названию программы) или (пользователь выбрал поиск по году издания программы) или (пользователь выбрал поиск по названию издателя программы) или (пользователь выбрал поиск по категории программы) или (пользователь выбрал поиск по названию автора программы) то пользователь выбрал критерий поиска программ</text:span></text:p>
        </text:list-item>
        <text:list-item>
          <text:p text:style-name="P20" loext:marker-style-name="T14"><text:span text:style-name="T18">Если (пользователь выбрал сортировку по цене программы) или (пользователь выбрал сортировку по названию программы) или (пользователь выбрал сортировку по дате поступления программы в продажу) или (пользователь выбрал сортировку по пользовательской оценке программы) или то пользователь выбрал критерий сортировки программ</text:span></text:p>
        </text:list-item>
        <text:list-item>
          <text:p text:style-name="P20" loext:marker-style-name="T14"><text:span text:style-name="T18">Если (пользователь выбрал сортировку по возрастанию) или (пользователь выбрал сортировку по убыванию) то пользователь выбрал порядок сортировки программ</text:span></text:p>
        </text:list-item>
        <text:list-item>
          <text:p text:style-name="P20" loext:marker-style-name="T14"><text:span text:style-name="T18">Если (пользователь имеет полноценный доступ к системе) и (пользователь желает произвести поиск по программам) и ((пользователь выбрал критерий поиска программ) или ((пользователь выбрал критерий сортировки программ) и (пользователь выбрал порядок сортировки программ))) и (сервер магазина хранит информацию о программе) то сервер магазина предоставляет результат поиска по программам</text:span></text:p>
        </text:list-item>
        <text:list-item>
          <text:p text:style-name="P20" loext:marker-style-name="T14"><text:span text:style-name="T18">Если (сервер магазина предоставляет результат поиска по программам) то магазин поддерживает возможность поиска по продаваемым программам</text:span></text:p>
        </text:list-item>
        <text:list-item>
          <text:p text:style-name="P20" loext:marker-style-name="T14"><text:span text:style-name="T18">Если (пользователь имеет полноценный доступ к системе) и (пользователь желает добавить программу в список будущих покупок) то программа добавлена в список будущих покупок</text:span></text:p>
        </text:list-item>
        <text:list-item>
          <text:p text:style-name="P20" loext:marker-style-name="T14"><text:span text:style-name="T18">Если ((пользователь имеет полноценный доступ к системе) и (пользователь желает добавить программу в "корзину")) или ((программа добавлена в список будущих покупок) и (пользователь желает переместить программу в "корзину" из списка будущих покупок)) то программа добавлена в "корзину"</text:span></text:p>
        </text:list-item>
        <text:list-item>
          <text:p text:style-name="P20" loext:marker-style-name="T14"><text:soft-page-break/><text:span text:style-name="T18">Если (программа добавлена в список будущих покупок) и (пользователь желает удалить программу из списка будущих покупок) то программа удалена из списка будущих покупок</text:span></text:p>
        </text:list-item>
        <text:list-item>
          <text:p text:style-name="P20" loext:marker-style-name="T14"><text:span text:style-name="T18">Если (программа добавлена в "корзину") и (пользователь желает удалить программу из "корзины") то программа удалена из "корзины"</text:span></text:p>
        </text:list-item>
        <text:list-item>
          <text:p text:style-name="P20" loext:marker-style-name="T14"><text:span text:style-name="T18">Если (пользователь имеет полноценный доступ к системе) и (в "корзине" есть больше 1 программы) и (пользователь желает посмотреть содержимое "корзины") то сервер магазина выводит содержимое корзины</text:span></text:p>
        </text:list-item>
        <text:list-item>
          <text:p text:style-name="P20" loext:marker-style-name="T14"><text:span text:style-name="T18">Если (пользователь имеет полноценный доступ к системе) и (в "корзине" есть больше 1 программы) и (пользователь желает сделать заказ) то сервер магазина регистрирует новый неоплаченный заказ</text:span></text:p>
        </text:list-item>
        <text:list-item>
          <text:p text:style-name="P20" loext:marker-style-name="T14"><text:span text:style-name="T18">Если (сервер магазина регистрирует новый неоплаченный заказ) то "корзина" опустошается</text:span></text:p>
        </text:list-item>
        <text:list-item>
          <text:p text:style-name="P20" loext:marker-style-name="T14"><text:span text:style-name="T18">Если (сервер магазина регистрирует новый неоплаченный заказ) то магазин поддерживает возможность составления "корзины" и оформления по ней заказа</text:span></text:p>
        </text:list-item>
        <text:list-item>
          <text:p text:style-name="P20" loext:marker-style-name="T14"><text:span text:style-name="T18">Если (пользователь не оплатил заказ в течение 7 дней) то сервер магазина отменяет заказ</text:span></text:p>
        </text:list-item>
        <text:list-item>
          <text:p text:style-name="P20" loext:marker-style-name="T14"><text:span text:style-name="T18">Если (пользователь вводит корректный номер банковской карты) и (пользователь вводит корректный срок действия банковской карты) и (пользователь вводит корректные сведения о владельце банковской карты) и (пользователь вводит корректный трёхзначный код банковской карты) то сведения о банковской карте сообщены должным образом</text:span></text:p>
        </text:list-item>
        <text:list-item>
          <text:p text:style-name="P20" loext:marker-style-name="T14"><text:span text:style-name="T18">Если (пользователь имеет полноценный доступ к системе) и (пользователь имеет неоплаченный заказ) и (пользователь желает оплатить заказ) и (сведения о банковской карте сообщены должным образом) то сервер магазина регистрирует новый запрос на оплату</text:span></text:p>
        </text:list-item>
        <text:list-item>
          <text:p text:style-name="P20" loext:marker-style-name="T14"><text:span text:style-name="T18">Если (сервер магазина регистрирует новый запрос на оплату) и не (попытка оплаты была успешной) то сервер магазина предлагает пользователю оплатить заказ снова</text:span></text:p>
        </text:list-item>
        <text:list-item>
          <text:p text:style-name="P20" loext:marker-style-name="T14"><text:span text:style-name="T18">Если (сервер магазина регистрирует новый запрос на оплату) и (попытка оплаты была успешной) то сервер магазина помечает заказ как оплаченный</text:span></text:p>
        </text:list-item>
        <text:list-item>
          <text:p text:style-name="P20" loext:marker-style-name="T14"><text:span text:style-name="T18">Если (сервер магазина помечает заказ как оплаченный) то сервер магазина направляет на email сообщение с перечнем ссылок на скачивание дистрибутивов всех заказанных программ и кодами активации</text:span></text:p>
        </text:list-item>
        <text:list-item>
          <text:p text:style-name="P20" loext:marker-style-name="T14"><text:span text:style-name="T18">Если (пользователь желает запустить установленную программу) и (пользователь имеет интернет-соединение) то программа делает запрос на сервер магазина с кодом активации</text:span></text:p>
        </text:list-item>
        <text:list-item>
          <text:p text:style-name="P20" loext:marker-style-name="T14"><text:span text:style-name="T18">Если (программа делает запрос на сервер магазина с кодом активации) и (программа получает ответ от сервера магазина) и (запуск программы легален) то программа верифицированна</text:span></text:p>
        </text:list-item>
        <text:list-item>
          <text:p text:style-name="P20" loext:marker-style-name="T14"><text:soft-page-break/><text:span text:style-name="T18">Если (сервер магазина помечает заказ как оплаченный) и (программа верифицированна) то магазин поддерживает возможность онлайн-оплаты и верификации заказа</text:span></text:p>
        </text:list-item>
        <text:list-item>
          <text:p text:style-name="P20" loext:marker-style-name="T14"><text:span text:style-name="T18">Если (магазин поддерживает возможность регистрации пользователей) и (магазин поддерживает возможность получения информации о продаваемых программах) и (магазин поддерживает возможность поиска по продаваемым программам) и (магазин поддерживает возможность составления "корзины" и оформления по ней заказа) и (магазин поддерживает возможность онлайн-оплаты и верификации заказа) то программная система автоматизирует продажу программного обеспечения для персональных компьютеров и игровых консолей, позволяя осуществлять её онлайн</text:span></text:p>
        </text:list-item>
      </text:list>
      <text:h text:style-name="P6" text:outline-level="2" loext:marker-style-name="T14"><text:span text:style-name="T17">Факты</text:span><text:span text:style-name="T16">:</text:span></text:h>
      <text:list text:style-name="L2">
        <text:list-item>
          <text:p text:style-name="P21" loext:marker-style-name="T14">В серверной есть электропитание</text:p>
        </text:list-item>
        <text:list-item>
          <text:p text:style-name="P21" loext:marker-style-name="T14">Сервер магазина подключен к сети электропитания</text:p>
        </text:list-item>
        <text:list-item>
          <text:p text:style-name="P21" loext:marker-style-name="T14">Сервер магазина не имеет неисправностей с аппаратной частью</text:p>
        </text:list-item>
        <text:list-item>
          <text:p text:style-name="P21" loext:marker-style-name="T14">Сервер магазина не имеет неисправностей с программной частью</text:p>
        </text:list-item>
        <text:list-item>
          <text:p text:style-name="P21" loext:marker-style-name="T14">Страна пользователя находится в чёрном списке магазина</text:p>
        </text:list-item>
        <text:list-item>
          <text:p text:style-name="P21" loext:marker-style-name="T14">Магазин находится в чёрном списке сайтов в стране пользователя</text:p>
        </text:list-item>
        <text:list-item>
          <text:p text:style-name="P21" loext:marker-style-name="T14">Пользователь зашёл на сайт</text:p>
        </text:list-item>
        <text:list-item>
          <text:p text:style-name="P21" loext:marker-style-name="T14">Пользователь желает зарегестрироваться</text:p>
        </text:list-item>
        <text:list-item>
          <text:p text:style-name="P21" loext:marker-style-name="T14">Пользователь вводит логин-email</text:p>
        </text:list-item>
        <text:list-item>
          <text:p text:style-name="P21" loext:marker-style-name="T14">Логин-email соответствует заданному шаблону</text:p>
        </text:list-item>
        <text:list-item>
          <text:p text:style-name="P21" loext:marker-style-name="T14">Email не совпадает с email другого пользователя</text:p>
        </text:list-item>
        <text:list-item>
          <text:p text:style-name="P21" loext:marker-style-name="T14">Пользователь вводит пароль</text:p>
        </text:list-item>
        <text:list-item>
          <text:p text:style-name="P21" loext:marker-style-name="T14">Пользователь вводит ФИО</text:p>
        </text:list-item>
        <text:list-item>
          <text:p text:style-name="P21" loext:marker-style-name="T14">Пользователь вводит день рождения</text:p>
        </text:list-item>
        <text:list-item>
          <text:p text:style-name="P21" loext:marker-style-name="T14">Пользователь нажимает на ссылку из полученного по email сообщения</text:p>
        </text:list-item>
        <text:list-item>
          <text:p text:style-name="P21" loext:marker-style-name="T14">Сервер магазина хранит уникальный каталожный номер программы</text:p>
        </text:list-item>
        <text:list-item>
          <text:p text:style-name="P21" loext:marker-style-name="T14">Сервер магазина хранит название программы</text:p>
        </text:list-item>
        <text:list-item>
          <text:p text:style-name="P21" loext:marker-style-name="T14">Сервер магазина хранит год издания программы</text:p>
        </text:list-item>
        <text:list-item>
          <text:p text:style-name="P21" loext:marker-style-name="T14">Сервер магазина хранит название издателя программы</text:p>
        </text:list-item>
        <text:list-item>
          <text:p text:style-name="P21" loext:marker-style-name="T14">Сервер магазина хранит язык программы</text:p>
        </text:list-item>
        <text:list-item>
          <text:p text:style-name="P21" loext:marker-style-name="T14">Сервер магазина хранит категорию программы</text:p>
        </text:list-item>
        <text:list-item>
          <text:p text:style-name="P21" loext:marker-style-name="T14">Сервер магазина хранит название автора программы</text:p>
        </text:list-item>
        <text:list-item>
          <text:p text:style-name="P21" loext:marker-style-name="T14">Сервер магазина хранит список поддерживаемых ОС программы</text:p>
        </text:list-item>
        <text:list-item>
          <text:p text:style-name="P21" loext:marker-style-name="T14">Сервер магазина хранит зависимую от ОС и языковой версии цену программы</text:p>
        </text:list-item>
        <text:list-item>
          <text:p text:style-name="P21" loext:marker-style-name="T14">Сервер магазина хранит набор изображений-"скриншотов", связанных с программой</text:p>
        </text:list-item>
        <text:list-item>
          <text:p text:style-name="P21" loext:marker-style-name="T14">Пользователь желает получить информацию о программе</text:p>
        </text:list-item>
        <text:list-item>
          <text:p text:style-name="P21" loext:marker-style-name="T14">Пользователь выбрал поиск по каталожному номеру программы</text:p>
        </text:list-item>
        <text:list-item>
          <text:p text:style-name="P21" loext:marker-style-name="T14">Пользователь выбрал поиск по названию программы</text:p>
        </text:list-item>
        <text:list-item>
          <text:p text:style-name="P21" loext:marker-style-name="T14">Пользователь выбрал поиск по году издания программы</text:p>
        </text:list-item>
        <text:list-item>
          <text:p text:style-name="P21" loext:marker-style-name="T14">Пользователь выбрал поиск по названию издателя программы</text:p>
        </text:list-item>
        <text:list-item>
          <text:p text:style-name="P21" loext:marker-style-name="T14">Пользователь выбрал поиск по категории программы</text:p>
        </text:list-item>
        <text:list-item>
          <text:p text:style-name="P21" loext:marker-style-name="T14">Пользователь выбрал поиск по названию автора программы</text:p>
        </text:list-item>
        <text:list-item>
          <text:p text:style-name="P21" loext:marker-style-name="T14">Пользователь выбрал сортировку по цене программы</text:p>
        </text:list-item>
        <text:list-item>
          <text:p text:style-name="P21" loext:marker-style-name="T14">Пользователь выбрал сортировку по названию программы</text:p>
        </text:list-item>
        <text:list-item>
          <text:p text:style-name="P21" loext:marker-style-name="T14">Пользователь выбрал сортировку по дате поступления программы в продажу</text:p>
        </text:list-item>
        <text:list-item>
          <text:p text:style-name="P21" loext:marker-style-name="T14">Пользователь выбрал сортировку по пользовательской оценке программы</text:p>
        </text:list-item>
        <text:list-item>
          <text:p text:style-name="P21" loext:marker-style-name="T14">Пользователь выбрал сортировку по возрастанию</text:p>
        </text:list-item>
        <text:list-item>
          <text:p text:style-name="P21" loext:marker-style-name="T14"><text:soft-page-break/>Пользователь выбрал сортировку по убыванию</text:p>
        </text:list-item>
        <text:list-item>
          <text:p text:style-name="P21" loext:marker-style-name="T14">Пользователь желает произвести поиск по программам</text:p>
        </text:list-item>
        <text:list-item>
          <text:p text:style-name="P21" loext:marker-style-name="T14">Пользователь желает добавить программу в список будущих покупок</text:p>
        </text:list-item>
        <text:list-item>
          <text:p text:style-name="P21" loext:marker-style-name="T14">Пользователь желает добавить программу в "корзину"</text:p>
        </text:list-item>
        <text:list-item>
          <text:p text:style-name="P21" loext:marker-style-name="T14">Пользователь желает переместить программу в "корзину" из списка будущих покупок</text:p>
        </text:list-item>
        <text:list-item>
          <text:p text:style-name="P21" loext:marker-style-name="T14">Пользователь желает удалить программу из списка будущих покупок</text:p>
        </text:list-item>
        <text:list-item>
          <text:p text:style-name="P21" loext:marker-style-name="T14">Пользователь желает удалить программу из "корзины"</text:p>
        </text:list-item>
        <text:list-item>
          <text:p text:style-name="P21" loext:marker-style-name="T14">В "корзине" есть больше 1 программы</text:p>
        </text:list-item>
        <text:list-item>
          <text:p text:style-name="P21" loext:marker-style-name="T14">Пользователь желает посмотреть содержимое "корзины"</text:p>
        </text:list-item>
        <text:list-item>
          <text:p text:style-name="P21" loext:marker-style-name="T14">Пользователь желает сделать заказ</text:p>
        </text:list-item>
        <text:list-item>
          <text:p text:style-name="P21" loext:marker-style-name="T14">Пользователь не оплатил заказ в течение 7 дней</text:p>
        </text:list-item>
        <text:list-item>
          <text:p text:style-name="P21" loext:marker-style-name="T14">Пользователь вводит корректный номер банковской карты</text:p>
        </text:list-item>
        <text:list-item>
          <text:p text:style-name="P21" loext:marker-style-name="T14">Пользователь вводит корректный срок действия банковской карты</text:p>
        </text:list-item>
        <text:list-item>
          <text:p text:style-name="P21" loext:marker-style-name="T14">Пользователь вводит корректные сведения о владельце банковской карты</text:p>
        </text:list-item>
        <text:list-item>
          <text:p text:style-name="P21" loext:marker-style-name="T14">Пользователь вводит корректный трёхзначный код банковской карты</text:p>
        </text:list-item>
        <text:list-item>
          <text:p text:style-name="P21" loext:marker-style-name="T14">Пользователь имеет неоплаченный заказ</text:p>
        </text:list-item>
        <text:list-item>
          <text:p text:style-name="P21" loext:marker-style-name="T14">Пользователь желает оплатить заказ</text:p>
        </text:list-item>
        <text:list-item>
          <text:p text:style-name="P21" loext:marker-style-name="T14">Попытка оплаты была успешной</text:p>
        </text:list-item>
        <text:list-item>
          <text:p text:style-name="P21" loext:marker-style-name="T14">Пользователь желает запустить установленную программу</text:p>
        </text:list-item>
        <text:list-item>
          <text:p text:style-name="P21" loext:marker-style-name="T14">Пользователь имеет интернет-соединение</text:p>
        </text:list-item>
        <text:list-item>
          <text:p text:style-name="P21" loext:marker-style-name="T14">Программа получает ответ от сервера магазина</text:p>
        </text:list-item>
        <text:list-item>
          <text:p text:style-name="P21" loext:marker-style-name="T14">Запуск программы легален</text:p>
        </text:list-item>
      </text:list>
      <text:h text:style-name="P6" text:outline-level="2" loext:marker-style-name="T14"><text:span text:style-name="T17">Действия</text:span><text:span text:style-name="T16">:</text:span></text:h>
      <text:list text:style-name="L3">
        <text:list-item>
          <text:p text:style-name="P22" loext:marker-style-name="T14"><text:span text:style-name="T18">Сервер магазина работает в штатном режиме</text:span></text:p>
        </text:list-item>
        <text:list-item>
          <text:p text:style-name="P22" loext:marker-style-name="T14"><text:span text:style-name="T18">Магазин доступен в стране пользователя</text:span></text:p>
        </text:list-item>
        <text:list-item>
          <text:p text:style-name="P22" loext:marker-style-name="T14"><text:span text:style-name="T18">Пользователь имеет ограниченный доступ к системе</text:span></text:p>
        </text:list-item>
        <text:list-item>
          <text:p text:style-name="P22" loext:marker-style-name="T14"><text:span text:style-name="T18">Пользователь переходит на форму регистрации</text:span></text:p>
        </text:list-item>
        <text:list-item>
          <text:p text:style-name="P22" loext:marker-style-name="T14"><text:span text:style-name="T18">Пользователь вводит допустимый логин-email</text:span></text:p>
        </text:list-item>
        <text:list-item>
          <text:p text:style-name="P22" loext:marker-style-name="T14"><text:span text:style-name="T18">Форма заполнена верно</text:span></text:p>
        </text:list-item>
        <text:list-item>
          <text:p text:style-name="P22" loext:marker-style-name="T14"><text:span text:style-name="T18">Пользователь получает в свой электронный почтовый ящик сообщение для подтверждения e-mail</text:span></text:p>
        </text:list-item>
        <text:list-item>
          <text:p text:style-name="P22" loext:marker-style-name="T14"><text:span text:style-name="T18">На сервере создаётся регистрационная запись о новом пользователе</text:span></text:p>
        </text:list-item>
        <text:list-item>
          <text:p text:style-name="P22" loext:marker-style-name="T14"><text:span text:style-name="T18">Пользователь имеет полноценный доступ к системе</text:span></text:p>
        </text:list-item>
        <text:list-item>
          <text:p text:style-name="P22" loext:marker-style-name="T14"><text:span text:style-name="T18">Магазин поддерживает возможность регистрации пользователей</text:span></text:p>
        </text:list-item>
        <text:list-item>
          <text:p text:style-name="P22" loext:marker-style-name="T14"><text:span text:style-name="T18">Сервер магазина хранит информацию о программе</text:span></text:p>
        </text:list-item>
        <text:list-item>
          <text:p text:style-name="P22" loext:marker-style-name="T14"><text:span text:style-name="T18">Сервер магазина предоставляет информацию о программе</text:span></text:p>
        </text:list-item>
        <text:list-item>
          <text:p text:style-name="P22" loext:marker-style-name="T14"><text:span text:style-name="T18">Магазин поддерживает возможность получения информации о продаваемых программах</text:span></text:p>
        </text:list-item>
        <text:list-item>
          <text:p text:style-name="P22" loext:marker-style-name="T14"><text:span text:style-name="T18">Пользователь выбрал критерий поиска программ</text:span></text:p>
        </text:list-item>
        <text:list-item>
          <text:p text:style-name="P22" loext:marker-style-name="T14"><text:span text:style-name="T18">Пользователь выбрал критерий сортировки программ</text:span></text:p>
        </text:list-item>
        <text:list-item>
          <text:p text:style-name="P22" loext:marker-style-name="T14"><text:span text:style-name="T18">Пользователь выбрал порядок сортировки программ</text:span></text:p>
        </text:list-item>
        <text:list-item>
          <text:p text:style-name="P22" loext:marker-style-name="T14"><text:span text:style-name="T18">Сервер магазина предоставляет результат поиска по программам</text:span></text:p>
        </text:list-item>
        <text:list-item>
          <text:p text:style-name="P22" loext:marker-style-name="T14"><text:span text:style-name="T18">Магазин поддерживает возможность поиска по продаваемым программам</text:span></text:p>
        </text:list-item>
        <text:list-item>
          <text:p text:style-name="P22" loext:marker-style-name="T14"><text:span text:style-name="T18">Программа добавлена в список будущих покупок</text:span></text:p>
        </text:list-item>
        <text:list-item>
          <text:p text:style-name="P22" loext:marker-style-name="T14"><text:span text:style-name="T18">Программа добавлена в "корзину"</text:span></text:p>
        </text:list-item>
        <text:list-item>
          <text:p text:style-name="P22" loext:marker-style-name="T14"><text:span text:style-name="T18">Программа удалена из списка будущих покупок</text:span></text:p>
        </text:list-item>
        <text:list-item>
          <text:p text:style-name="P22" loext:marker-style-name="T14"><text:span text:style-name="T18">Программа удалена из "корзины"</text:span></text:p>
        </text:list-item>
        <text:list-item>
          <text:p text:style-name="P22" loext:marker-style-name="T14"><text:span text:style-name="T18">Сервер магазина выводит содержимое корзины</text:span></text:p>
        </text:list-item>
        <text:list-item>
          <text:p text:style-name="P22" loext:marker-style-name="T14"><text:soft-page-break/><text:span text:style-name="T18">Сервер магазина регистрирует новый неоплаченный заказ</text:span></text:p>
        </text:list-item>
        <text:list-item>
          <text:p text:style-name="P22" loext:marker-style-name="T14"><text:span text:style-name="T18">"Корзина" опустошается</text:span></text:p>
        </text:list-item>
        <text:list-item>
          <text:p text:style-name="P22" loext:marker-style-name="T14"><text:span text:style-name="T18">Магазин поддерживает возможность составления "корзины" и оформления по ней заказа</text:span></text:p>
        </text:list-item>
        <text:list-item>
          <text:p text:style-name="P22" loext:marker-style-name="T14"><text:span text:style-name="T18">Сервер магазина отменяет заказ</text:span></text:p>
        </text:list-item>
        <text:list-item>
          <text:p text:style-name="P22" loext:marker-style-name="T14"><text:span text:style-name="T18">Сведения о банковской карте сообщены должным образом</text:span></text:p>
        </text:list-item>
        <text:list-item>
          <text:p text:style-name="P22" loext:marker-style-name="T14"><text:span text:style-name="T18">Сервер магазина регистрирует новый запрос на оплату</text:span></text:p>
        </text:list-item>
        <text:list-item>
          <text:p text:style-name="P22" loext:marker-style-name="T14"><text:span text:style-name="T18">Сервер магазина предлагает пользователю оплатить заказ снова</text:span></text:p>
        </text:list-item>
        <text:list-item>
          <text:p text:style-name="P22" loext:marker-style-name="T14"><text:span text:style-name="T18">Сервер магазина помечает заказ как оплаченный</text:span></text:p>
        </text:list-item>
        <text:list-item>
          <text:p text:style-name="P22" loext:marker-style-name="T14"><text:span text:style-name="T18">Сервер магазина направляет на email сообщение с перечнем ссылок на скачивание дистрибутивов всех заказанных программ и кодами активации</text:span></text:p>
        </text:list-item>
        <text:list-item>
          <text:p text:style-name="P22" loext:marker-style-name="T14"><text:span text:style-name="T18">Программа делает запрос на сервер магазина с кодом активации</text:span></text:p>
        </text:list-item>
        <text:list-item>
          <text:p text:style-name="P22" loext:marker-style-name="T14"><text:span text:style-name="T18">Программа верифицированна</text:span></text:p>
        </text:list-item>
        <text:list-item>
          <text:p text:style-name="P22" loext:marker-style-name="T14"><text:span text:style-name="T18">Магазин поддерживает возможность онлайн-оплаты и верификации заказа</text:span></text:p>
        </text:list-item>
        <text:list-item>
          <text:p text:style-name="P22" loext:marker-style-name="T14"><text:span text:style-name="T18">Программная система автоматизирует продажу программного обеспечения для персональных компьютеров и игровых консолей, позволяя осуществлять её онлайн</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Noto Sans Devanagari1" style:font-family-complex="'Noto Sans Devanagar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Noto Sans Devanagari1" style:font-family-complex="'Noto Sans Devanagari'" style:font-family-generic-complex="system" style:font-pitch-complex="variable" style:font-size-complex="13pt">
        <loext:char-complex-color loext:theme-type="accent1" loext:color-type="theme">
          <loext:transformation loext:type="shade" loext:value="2509"/>
        </loext:char-complex-color>
      </style:text-properties>
    </style:style>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14:02:50.596912979</meta:creation-date>
    <meta:generator>LibreOffice/24.2.2.2$Linux_X86_64 LibreOffice_project/420$Build-2</meta:generator>
    <dc:date>2024-04-22T01:28:26.827144759</dc:date>
    <meta:editing-duration>PT1H25M53S</meta:editing-duration>
    <meta:editing-cycles>6</meta:editing-cycles>
    <meta:document-statistic meta:table-count="0" meta:image-count="0" meta:object-count="0" meta:page-count="8" meta:paragraph-count="161" meta:word-count="1884" meta:character-count="14377" meta:non-whitespace-character-count="12787"/>
  </office:meta>
</office:document-meta>
</file>